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9F000004BD739D5BA97AA4A7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Afbeelding1" text:anchor-type="char" svg:width="6.9252in" svg:height="4.9555in" draw:z-index="0"><draw:image xlink:href="Pictures/100000010000069F000004BD739D5BA97AA4A7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01:59:51.619000000</dc:date>
    <meta:editing-duration>PT24S</meta:editing-duration>
    <meta:editing-cycles>4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